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4.5.0.2</text:p>
          </table:table-cell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2.2.0.1</text:p>
          </table:table-cell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3.0.1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/>
          <table:table-cell table:style-name="ce18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0:01:49.165054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6T10:03:17.589802565</dc:date>
    <meta:editing-duration>PT9H47M15S</meta:editing-duration>
    <meta:editing-cycles>51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4" meta:object-count="0"/>
  </office:meta>
</office:document-meta>
</file>